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BM Plex Sans" svg:font-family="'IBM Plex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 fo:font-size="20pt" officeooo:rsid="00173243" officeooo:paragraph-rsid="00153d65" style:font-size-asian="20pt" style:font-size-complex="20pt"/>
    </style:style>
    <style:style style:name="P2" style:family="paragraph" style:parent-style-name="Standard">
      <style:text-properties fo:color="#111111" loext:opacity="100%" fo:font-size="20pt" officeooo:rsid="00173243" officeooo:paragraph-rsid="00173243" style:font-size-asian="20pt" style:font-size-complex="20pt"/>
    </style:style>
    <style:style style:name="P3" style:family="paragraph" style:parent-style-name="Standard">
      <style:text-properties fo:color="#2a6099" loext:opacity="100%" fo:font-size="20pt" officeooo:rsid="00173243" officeooo:paragraph-rsid="00173243" style:font-size-asian="20pt" style:font-size-complex="20pt"/>
    </style:style>
    <style:style style:name="P4" style:family="paragraph" style:parent-style-name="Standard">
      <style:text-properties fo:color="#2a6099" loext:opacity="100%" fo:font-size="20pt" officeooo:rsid="00173243" officeooo:paragraph-rsid="00178c46" style:font-size-asian="20pt" style:font-size-complex="20pt"/>
    </style:style>
    <style:style style:name="P5" style:family="paragraph" style:parent-style-name="Standard">
      <style:text-properties fo:color="#2a6099" loext:opacity="100%" fo:font-size="20pt" officeooo:rsid="00178c46" officeooo:paragraph-rsid="00178c46" style:font-size-asian="20pt" style:font-size-complex="20pt"/>
    </style:style>
    <style:style style:name="P6" style:family="paragraph" style:parent-style-name="Standard">
      <style:text-properties fo:color="#1c1c1c" loext:opacity="100%" fo:font-size="20pt" officeooo:rsid="00178c46" officeooo:paragraph-rsid="00178c46" style:font-size-asian="20pt" style:font-size-complex="20pt"/>
    </style:style>
    <style:style style:name="P7" style:family="paragraph" style:parent-style-name="Standard">
      <style:text-properties fo:color="#1c1c1c" loext:opacity="100%" fo:font-size="20pt" officeooo:rsid="00188922" officeooo:paragraph-rsid="00188922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officeooo:rsid="00178c46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ython functions note:</text:p>
      <text:p text:style-name="P2"/>
      <text:p text:style-name="P2">1. keyword arguments</text:p>
      <text:p text:style-name="P2"/>
      <text:p text:style-name="P2">sample:</text:p>
      <text:p text:style-name="P2"/>
      <text:p text:style-name="P3">def <text:s/>increment(number, by):</text:p>
      <text:p text:style-name="P3"><text:tab/>return number + by</text:p>
      <text:p text:style-name="P3"/>
      <text:p text:style-name="P3"/>
      <text:p text:style-name="P3">print(increment(3, <text:span text:style-name="T1">by</text:span>=2)</text:p>
      <text:p text:style-name="P3"/>
      <text:p text:style-name="P3"/>
      <text:p text:style-name="P3"/>
      <text:p text:style-name="P3">---------------------------------</text:p>
      <text:p text:style-name="P3"/>
      <text:p text:style-name="P6">2. default arguments</text:p>
      <text:p text:style-name="P6"/>
      <text:p text:style-name="P4">def <text:s/>increment(number, by<text:span text:style-name="T2">=1</text:span>):</text:p>
      <text:p text:style-name="P4"><text:tab/>return number + by</text:p>
      <text:p text:style-name="P5"/>
      <text:p text:style-name="P2"/>
      <text:p text:style-name="P4">print(increment(3) <text:s text:c="3"/>//<text:span text:style-name="T2">4</text:span></text:p>
      <text:p text:style-name="P4">print(increment(3, <text:span text:style-name="T1">by</text:span>=2) <text:s text:c="2"/>//<text:span text:style-name="T2">5</text:span></text:p>
      <text:p text:style-name="P4"/>
      <text:p text:style-name="P6"><text:span text:style-name="T1">note</text:span>: default arguments must come after all required arguments</text:p>
      <text:p text:style-name="P6"/>
      <text:p text:style-name="P6"><text:soft-page-break/></text:p>
      <text:p text:style-name="P7">2. *args</text:p>
      <text:p text:style-name="P7"/>
      <text:p text:style-name="P7">def multiply(*args):</text:p>
      <text:p text:style-name="P7"><text:tab/>print(args) <text:s/>// print out all inputs as a tuple</text:p>
      <text:p text:style-name="P7"/>
      <text:p text:style-name="P7">-----------------------------------------</text:p>
      <text:p text:style-name="P7">3. **args</text:p>
      <text:p text:style-name="P7"/>
      <text:p text:style-name="P7">def save_user(**user):</text:p>
      <text:p text:style-name="P7"><text:tab/>print(user)</text:p>
      <text:p text:style-name="P7"/>
      <text:p text:style-name="P7"/>
      <text:p text:style-name="P7">save_user(id=1, name=’john’, age=23)</text:p>
      <text:p text:style-name="P7">output is a dictionary with key value</text:p>
      <text:p text:style-name="P7"/>
      <text:p text:style-name="P7">-----------------------------------------</text:p>
      <text:p text:style-name="P7"/>
      <text:p text:style-name="P7"/>
      <text:p text:style-name="P7"/>
      <text:p text:style-name="P7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BM Plex Sans" svg:font-family="'IBM Plex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1T16:12:40.680000000</meta:creation-date>
    <dc:date>2024-06-11T07:41:30.280000000</dc:date>
    <meta:editing-duration>PT43M17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24" meta:word-count="71" meta:character-count="612" meta:non-whitespace-character-count="551"/>
  </office:meta>
</office:document-meta>
</file>